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.1965in" style:contextual-spacing="false" fo:text-indent="0in" style:auto-text-indent="false" style:writing-mode="lr-tb"/>
      <style:text-properties fo:background-color="transparent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fo:background-color="transparent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paragraph-rsid="001dfcb6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in" fo:margin-right="0in" fo:text-indent="0in" style:auto-text-indent="false" fo:background-color="transparent" style:writing-mode="lr-tb"/>
      <style:text-properties fo:background-color="transparent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fo:background-color="transparent"/>
    </style:style>
    <style:style style:name="P10" style:family="paragraph" style:parent-style-name="Text_20_body">
      <style:paragraph-properties fo:margin-left="0in" fo:margin-right="0in" fo:text-indent="0in" style:auto-text-indent="false" style:writing-mode="lr-tb"/>
      <style:text-properties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in" fo:margin-right="0in" fo:text-indent="0in" style:auto-text-indent="false" fo:background-color="transparent" style:writing-mode="lr-tb"/>
      <style:text-properties fo:background-color="transparen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</style:style>
    <style:style style:name="T1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ving Field Scheduler:<text:line-break/></text:p>
      <text:p text:style-name="P5"/>
      <text:p text:style-name="P5">1. System Pressure Field</text:p>
      <text:p text:style-name="P5"/>
      <text:p text:style-name="P5">The core system state is represented by the pressure vector:</text:p>
      <text:p text:style-name="P2"><text:span text:style-name="T1">P=[PcpuPmemPioPnetPfs]∈R5\mathbf{P} = \begin{bmatrix} P_{\text{cpu}} \\ P_{\text{mem}} \\ P_{\text{io}} \\ P_{\text{net}} \\ P_{\text{fs}} \end{bmatrix} \in \mathbb{R}^5</text:span><text:span text:style-name="Source_20_Text"><text:span text:style-name="T1">\mathbf{P} = \begin{bmatrix} <text:line-break/>P_{\text{cpu}} \\ <text:line-break/>P_{\text{mem}} \\ <text:line-break/>P_{\text{io}} \\ <text:line-break/>P_{\text{net}} \\ <text:line-break/>P_{\text{fs}}<text:line-break/>\end{bmatrix} \in \mathbb{R}^5</text:span></text:span></text:p>
      <text:p text:style-name="P4">with domain constraints:</text:p>
      <text:p text:style-name="P2"><text:span text:style-name="T1">P←clamp(P, 0.0, 9.5)\mathbf{P} \leftarrow \text{clamp}(\mathbf{P}, \, 0.0, \, 9.5)</text:span><text:span text:style-name="Source_20_Text"><text:span text:style-name="T1">\mathbf{P} \leftarrow \text{clamp}(\mathbf{P}, \, 0.0, \, 9.5)</text:span></text:span></text:p>
      <text:p text:style-name="P4">2. Global Pressure ScoreThe scalar system pressure is computed as the weighted sum:</text:p>
      <text:p text:style-name="P2"><text:span text:style-name="T1">Sglobal=wTP=∑i=15wiPiS_{\text{global}} = \mathbf{w}^T \mathbf{P} = \sum_{i=1}^{5} w_i P_i</text:span><text:span text:style-name="Source_20_Text"><text:span text:style-name="T1">S_{\text{global}} = \mathbf{w}^T \mathbf{P} = \sum_{i=1}^{5} w_i P_i</text:span></text:span></text:p>
      <text:p text:style-name="P4">where the fixed weight vector is:</text:p>
      <text:p text:style-name="P2"><text:span text:style-name="T1">w=[1.40, 1.15, 1.05, 0.85, 0.75]\mathbf{w} = [1.40, \, 1.15, \, 1.05, \, 0.85, \, 0.75]</text:span><text:span text:style-name="Source_20_Text"><text:span text:style-name="T1">\mathbf{w} = [1.40, \, 1.15, \, 1.05, \, 0.85, \, 0.75]</text:span></text:span></text:p>
      <text:p text:style-name="P4">3. Holistic Compression (Equilibrium Pull)Applied every tick after propagation and scheduling:</text:p>
      <text:p text:style-name="P2"><text:span text:style-name="T1">μ=15∑i=15Pi\mu = \frac{1}{5} \sum_{i=1}^{5} P_i</text:span><text:span text:style-name="Source_20_Text"><text:span text:style-name="T1">\mu = \frac{1}{5} \sum_{i=1}^{5} P_i</text:span></text:span></text:p>
      <text:p text:style-name="P2"><text:span text:style-name="T1">P←0.72⋅P+0.28⋅μ\mathbf{P} \leftarrow 0.72 \cdot \mathbf{P} + 0.28 \cdot \mu</text:span><text:span text:style-name="Source_20_Text"><text:span text:style-name="T1">\mathbf{P} \leftarrow 0.72 \cdot \mathbf{P} + 0.28 \cdot \mu</text:span></text:span></text:p>
      <text:p text:style-name="P4">4. Non-Local PropagationUpon any discrete event with source delta </text:p>
      <text:p text:style-name="P2"><text:span text:style-name="T1">δ\delta</text:span><text:span text:style-name="Source_20_Text"><text:span text:style-name="T1">\delta</text:span></text:span></text:p>
      <text:p text:style-name="P4">(positive for load, negative for relief):</text:p>
      <text:p text:style-name="P2"><text:span text:style-name="T1">Psource←Psource+δP_{\text{source}} \leftarrow P_{\text{source}} + \delta</text:span><text:span text:style-name="Source_20_Text"><text:span text:style-name="T1">P_{\text{source}} \leftarrow P_{\text{source}} + \delta</text:span></text:span></text:p>
      <text:p text:style-name="P2"><text:span text:style-name="T1">Pj←Pj+δ⋅κ∀j≠sourceP_j \leftarrow P_j + \delta \cdot \kappa \quad \forall j \neq \text{source}</text:span><text:span text:style-name="Source_20_Text"><text:span text:style-name="T1">P_j \leftarrow P_j + \delta \cdot \kappa \quad \forall j \neq \text{source}</text:span></text:span></text:p>
      <text:p text:style-name="P4">where the diffusion coefficient </text:p>
      <text:p text:style-name="P2"><text:span text:style-name="T1">κ≈0.28\kappa \approx 0.28</text:span><text:span text:style-name="Source_20_Text"><text:span text:style-name="T1">\kappa \approx 0.28</text:span></text:span></text:p>
      <text:p text:style-name="P4">governs gentle non-local coupling.5. Task Demand and State ModelEach task ( t ) maintains a normalized demand vector:</text:p>
      <text:p text:style-name="P2"><text:span text:style-name="T1">Dt∈R5,∥Dt∥1=1,Dt,i≥0\mathbf{D}_t \in \mathbb{R}^5, \quad \|\mathbf{D}_t\|_1 = 1, \quad D_{t,i} \geq 0</text:span><text:span text:style-name="Source_20_Text"><text:span text:style-name="T1">\mathbf{D}_t \in \mathbb{R}^5, \quad \|\mathbf{D}_t\|_1 = 1, \quad D_{t,i} \geq 0</text:span></text:span></text:p>
      <text:p text:style-name="P4">along with progress and age:</text:p>
      <text:p text:style-name="P2"><text:span text:style-name="T1">progresst∈[0,1],aget∈N0\text{progress}_t \in [0, 1], \quad \text{age}_t \in \mathbb{N}_0</text:span><text:span text:style-name="Source_20_Text"><text:span text:style-name="T1">\text{progress}_t \in [0, 1], \quad \text{age}_t \in \mathbb{N}_0</text:span></text:span></text:p>
      <text:p text:style-name="P4"><text:soft-page-break/>6. Task Scheduling ScoreThe holistic scheduling score for a ready task ( t ) is defined as:</text:p>
      <text:p text:style-name="P2"><text:span text:style-name="T1">score(t)=∥ k⋅Dt−P ∥2+c⋅(1−progresst)−β⋅aget\text{score}(t) = \|\, k \cdot \mathbf{D}_t - \mathbf{P} \,\|_2 + c \cdot (1 - \text{progress}_t) - \beta \cdot \text{age}_t</text:span><text:span text:style-name="Source_20_Text"><text:span text:style-name="T1">\text{score}(t) = \|\, k \cdot \mathbf{D}_t - \mathbf{P} \,\|_2 + c \cdot (1 - \text{progress}_t) - \beta \cdot \text{age}_t</text:span></text:span></text:p>
      <text:p text:style-name="P3">where:</text:p>
      <text:list text:style-name="L1">
        <text:list-item>
          <text:p text:style-name="P6"><text:span text:style-name="T1">k≈4.2k \approx 4.2</text:span><text:span text:style-name="Source_20_Text"><text:span text:style-name="T1">k \approx 4.2</text:span></text:span></text:p>
          <text:p text:style-name="P7">(demand scaling factor)</text:p>
        </text:list-item>
        <text:list-item>
          <text:p text:style-name="P6"><text:span text:style-name="T1">c&gt;0c &gt; 0</text:span><text:span text:style-name="Source_20_Text"><text:span text:style-name="T1">c &gt; 0</text:span></text:span></text:p>
          <text:p text:style-name="P7">(completion urgency coefficient)</text:p>
        </text:list-item>
        <text:list-item>
          <text:p text:style-name="P6"><text:span text:style-name="T1">β&gt;0\beta &gt; 0</text:span><text:span text:style-name="Source_20_Text"><text:span text:style-name="T1">\beta &gt; 0</text:span></text:span></text:p>
          <text:p text:style-name="P8">(aging boost coefficient for starvation prevention)</text:p>
        </text:list-item>
      </text:list>
      <text:p text:style-name="P9">The scheduler selects up to </text:p>
      <text:p text:style-name="P13"><text:span text:style-name="T1">NcoresN_{\text{cores}}</text:span><text:span text:style-name="Source_20_Text"><text:span text:style-name="T1">N_{\text{cores}}</text:span></text:span></text:p>
      <text:p text:style-name="P9">ready tasks with the lowest scores.7. Task Progress UpdateDuring execution, progress advances as:</text:p>
      <text:p text:style-name="P13"><text:span text:style-name="T1">Δprogresst=rbase⋅f(Sglobal,Dt)\Delta \text{progress}_t = r_{\text{base}} \cdot f(S_{\text{global}}, \mathbf{D}_t)</text:span><text:span text:style-name="Source_20_Text"><text:span text:style-name="T1">\Delta \text{progress}_t = r_{\text{base}} \cdot f(S_{\text{global}}, \mathbf{D}_t)</text:span></text:span></text:p>
      <text:p text:style-name="P9">where the pressure-and-demand modulation function ( f ) is:</text:p>
      <text:p text:style-name="P13"><text:span text:style-name="T1">f(Sglobal,Dt)=max⁡(0.35, 2.4−0.16⋅Sglobal)⋅(1+γ⋅cos⁡θ(Dt,P))f(S_{\text{global}}, \mathbf{D}_t) = \max\left(0.35, \, 2.4 - 0.16 \cdot S_{\text{global}}\right) \cdot \left(1 + \gamma \cdot \cos\theta(\mathbf{D}_t, \mathbf{P})\right)</text:span><text:span text:style-name="Source_20_Text"><text:span text:style-name="T1">f(S_{\text{global}}, \mathbf{D}_t) = \max\left(0.35, \, 2.4 - 0.16 \cdot S_{\text{global}}\right) \cdot \left(1 + \gamma \cdot \cos\theta(\mathbf{D}_t, \mathbf{P})\right)</text:span></text:span></text:p>
      <text:p text:style-name="P9">(with </text:p>
      <text:p text:style-name="P13"><text:span text:style-name="T1">cos⁡θ\cos\theta</text:span><text:span text:style-name="Source_20_Text"><text:span text:style-name="T1">\cos\theta</text:span></text:span></text:p>
      <text:p text:style-name="P9">representing directional alignment between demand and current pressure; </text:p>
      <text:p text:style-name="P13"><text:span text:style-name="T1">γ\gamma</text:span><text:span text:style-name="Source_20_Text"><text:span text:style-name="T1">\gamma</text:span></text:span></text:p>
      <text:p text:style-name="P9">is a small alignment bonus).8. Completion Relief PropagationUpon task completion (</text:p>
      <text:p text:style-name="P13"><text:span text:style-name="T1">progresst≥1\text{progress}_t \geq 1</text:span><text:span text:style-name="Source_20_Text"><text:span text:style-name="T1">\text{progress}_t \geq 1</text:span></text:span></text:p>
      <text:p text:style-name="P9">):</text:p>
      <text:p text:style-name="P13"><text:span text:style-name="T1">δrelief=−1.15⋅∥Dt∥1(or stronger weighted variant)\delta_{\text{relief}} = -1.15 \cdot \|\mathbf{D}_t\|_1 \quad (\text{or stronger weighted variant})</text:span><text:span text:style-name="Source_20_Text"><text:span text:style-name="T1">\delta_{\text{relief}} = -1.15 \cdot \|\mathbf{D}_t\|_1 \quad (\text{or stronger weighted variant})</text:span></text:span></text:p>
      <text:p text:style-name="P9">Then apply the non-local propagation rule (Section 4) with </text:p>
      <text:p text:style-name="P13"><text:span text:style-name="T1">δ=δrelief\delta = \delta_{\text{relief}}</text:span><text:span text:style-name="Source_20_Text"><text:span text:style-name="T1">\delta = \delta_{\text{relief}}</text:span></text:span></text:p>
      <text:p text:style-name="P9">.9. Critical State DampingIf </text:p>
      <text:p text:style-name="P13"><text:span text:style-name="T1">Sglobal&gt;22.0S_{\text{global}} &gt; 22.0</text:span><text:span text:style-name="Source_20_Text"><text:span text:style-name="T1">S_{\text{global}} &gt; 22.0</text:span></text:span></text:p>
      <text:p text:style-name="P9">for consecutive epochs, apply emergency contraction:</text:p>
      <text:p text:style-name="P13"><text:span text:style-name="T1">P←0.82⋅P\mathbf{P} \leftarrow 0.82 \cdot \mathbf{P}</text:span><text:span text:style-name="Source_20_Text"><text:span text:style-name="T1">\mathbf{P} \leftarrow 0.82 \cdot \mathbf{P}</text:span></text:span></text:p>
      <text:p text:style-name="P9"><text:soft-page-break/>followed by strengthened compression (</text:p>
      <text:p text:style-name="P13"><text:span text:style-name="T1">αstrong=0.65\alpha_{\text{strong}} = 0.65</text:span><text:span text:style-name="Source_20_Text"><text:span text:style-name="T1">\alpha_{\text{strong}} = 0.65</text:span></text:span></text:p>
      <text:p text:style-name="P10">).10. Observability MetricsKey monitored quantities include:</text:p>
      <text:list text:style-name="L2">
        <text:list-item>
          <text:p text:style-name="P14"><text:span text:style-name="T1">Sglobal(t)S_{\text{global}}(t)</text:span><text:span text:style-name="Source_20_Text"><text:span text:style-name="T1">S_{\text{global}}(t)</text:span></text:span></text:p>
        </text:list-item>
        <text:list-item>
          <text:p text:style-name="P14"><text:span text:style-name="T1">∥P(t)∥2\|\mathbf{P}(t)\|_2</text:span><text:span text:style-name="Source_20_Text"><text:span text:style-name="T1">\|\mathbf{P}(t)\|_2</text:span></text:span></text:p>
          <text:p text:style-name="P11">and component-wise values</text:p>
        </text:list-item>
        <text:list-item>
          <text:p text:style-name="P11">Mean pressure </text:p>
          <text:p text:style-name="P14"><text:span text:style-name="T1">μ(t)\mu(t)</text:span><text:span text:style-name="Source_20_Text"><text:span text:style-name="T1">\mu(t)</text:span></text:span></text:p>
        </text:list-item>
        <text:list-item>
          <text:p text:style-name="P11">Cumulative completed tasks</text:p>
        </text:list-item>
        <text:list-item>
          <text:p text:style-name="P12">Distribution of task scores and aging statistics</text:p>
        </text:list-item>
      </text:list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5-13T07:35:29.525000000</meta:creation-date>
    <dc:date>2026-05-13T07:36:04.800000000</dc:date>
    <meta:editing-duration>PT35S</meta:editing-duration>
    <meta:editing-cycles>1</meta:editing-cycles>
    <meta:document-statistic meta:table-count="0" meta:image-count="0" meta:object-count="0" meta:page-count="3" meta:paragraph-count="63" meta:word-count="570" meta:character-count="4945" meta:non-whitespace-character-count="4437"/>
    <meta:generator>LibreOffice/24.2.2.2$Windows_X86_64 LibreOffice_project/d56cc158d8a96260b836f100ef4b4ef25d6f1a01</meta:generator>
  </office:meta>
</office:document-meta>
</file>